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aecf00" draw:opacity="35%" draw:textarea-horizontal-align="justify" draw:textarea-vertical-align="middle" draw:auto-grow-height="false" draw:shadow-opacity="35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solid" draw:fill-color="#47b8b8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b515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svg:stroke-width="0.102cm" draw:marker-start-width="0.356cm" draw:marker-end="Arrow_20_concave" draw:marker-end-width="0.457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985cm" svg:height="7.62cm" svg:x="17.952cm" svg:y="0.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3.335cm" svg:height="12.065cm" svg:x="0.172cm" svg:y="0.20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35cm" svg:height="1.195cm" svg:x="0.482cm" svg:y="10.975cm">
          <draw:text-box>
            <text:p><text:span text:style-name="T1">PE 1</text:span></text:p>
          </draw:text-box>
        </draw:frame>
        <draw:custom-shape draw:style-name="gr3" draw:text-style-name="P1" draw:layer="layout" svg:width="2.54cm" svg:height="2.54cm" svg:x="4.342cm" svg:y="1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82cm" svg:height="1.195cm" svg:x="4.782cm" svg:y="2.173cm">
          <draw:text-box>
            <text:p><text:span text:style-name="T1">C2</text:span></text:p>
          </draw:text-box>
        </draw:frame>
        <draw:custom-shape draw:style-name="gr3" draw:text-style-name="P1" draw:layer="layout" svg:width="2.54cm" svg:height="2.54cm" svg:x="1.242cm" svg:y="4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82cm" svg:height="1.195cm" svg:x="1.682cm" svg:y="5.273cm">
          <draw:text-box>
            <text:p><text:span text:style-name="T1">C1</text:span></text:p>
          </draw:text-box>
        </draw:frame>
        <draw:custom-shape draw:style-name="gr4" draw:text-style-name="P1" draw:id="id2" draw:layer="layout" svg:width="3.175cm" svg:height="3.175cm" svg:x="9.456cm" svg:y="8.3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54cm" svg:height="2.54cm" svg:x="18.586cm" svg:y="1.1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82cm" svg:height="1.195cm" svg:x="19.026cm" svg:y="1.842cm">
          <draw:text-box>
            <text:p><text:span text:style-name="T1">C4</text:span></text:p>
          </draw:text-box>
        </draw:frame>
        <draw:connector draw:style-name="gr5" draw:text-style-name="P1" draw:layer="layout" draw:type="curve" svg:x1="8.426cm" svg:y1="6.222cm" svg:x2="9.456cm" svg:y2="9.914cm" draw:start-shape="id1" draw:start-glue-point="8" draw:end-shape="id2" draw:end-glue-point="3" svg:d="m8426 6222c0 2462 343 3692 1030 3692">
          <text:p/>
        </draw:connector>
        <draw:frame draw:style-name="gr2" draw:text-style-name="P3" draw:layer="layout" svg:width="2.898cm" svg:height="2.139cm" svg:x="9.582cm" svg:y="8.774cm">
          <draw:text-box>
            <text:p text:style-name="P1"><text:span text:style-name="T1">Local</text:span></text:p>
            <text:p text:style-name="P1"><text:span text:style-name="T1">cache</text:span></text:p>
          </draw:text-box>
        </draw:frame>
        <draw:frame draw:style-name="gr2" draw:text-style-name="P2" draw:layer="layout" svg:width="2.335cm" svg:height="1.195cm" svg:x="22.712cm" svg:y="6.699cm">
          <draw:text-box>
            <text:p><text:span text:style-name="T1">PE 2</text:span></text:p>
          </draw:text-box>
        </draw:frame>
        <draw:custom-shape draw:style-name="gr3" draw:text-style-name="P1" draw:id="id1" draw:layer="layout" svg:width="2.54cm" svg:height="2.54cm" svg:x="7.156cm" svg:y="3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82cm" svg:height="1.195cm" svg:x="7.682cm" svg:y="4.373cm">
          <draw:text-box>
            <text:p><text:span text:style-name="T1">C3</text:span></text:p>
          </draw:text-box>
        </draw:frame>
        <draw:connector draw:style-name="gr5" draw:text-style-name="P1" draw:layer="layout" draw:type="curve" svg:x1="11.043cm" svg:y1="8.327cm" svg:x2="9.696cm" svg:y2="4.952cm" draw:start-shape="id2" draw:start-glue-point="0" draw:end-shape="id1" draw:end-glue-point="10" svg:d="m11043 8327c0-2250-449-3375-1347-3375">
          <text:p/>
        </draw:connector>
        <draw:frame draw:style-name="gr2" draw:text-style-name="P3" draw:layer="layout" svg:width="4.261cm" svg:height="4.027cm" svg:x="4.082cm" svg:y="6.875cm">
          <draw:text-box>
            <text:p text:style-name="P1"><text:span text:style-name="T1">Local</text:span></text:p>
            <text:p text:style-name="P1"><text:span text:style-name="T1">request</text:span></text:p>
            <text:p text:style-name="P1"><text:span text:style-name="T1">+</text:span></text:p>
            <text:p text:style-name="P1"><text:span text:style-name="T1">respon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146cm" fo:page-height="12.4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ritish Jetley</meta:initial-creator>
    <meta:creation-date>2012-09-15T19:26:44</meta:creation-date>
    <dc:date>2012-09-15T19:52:50</dc:date>
    <dc:creator>Pritish Jetley</dc:creator>
    <meta:editing-duration>PT00H08M23S</meta:editing-duration>
    <meta:editing-cycles>8</meta:editing-cycles>
    <meta:generator>OpenOffice.org/3.2$Linux OpenOffice.org_project/320m12$Build-9483</meta:generator>
    <meta:document-statistic meta:object-count="17"/>
  </office:meta>
</office:document-meta>
</file>